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4.712cm" fo:min-width="4cm" fo:padding-top="0.125cm" fo:padding-bottom="0.125cm" fo:padding-left="0.25cm" fo:padding-right="0.25cm" draw:shadow="hidden" draw:shadow-offset-x="0.2cm" draw:shadow-offset-y="0.2cm" draw:shadow-color="#808080"/>
    </style:style>
    <style:style style:name="gr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1.366cm" fo:min-width="0.5cm"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solid"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4.552cm" fo:min-width="3.341cm"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0.564cm" fo:min-width="0.774cm" fo:padding-top="0.125cm" fo:padding-bottom="0.125cm" fo:padding-left="0.25cm" fo:padding-right="0.25cm" draw:shadow="hidden" draw:shadow-offset-x="0.2cm" draw:shadow-offset-y="0.2cm" draw:shadow-color="#808080"/>
    </style:style>
    <style:style style:name="gr25" style:family="graphic" style:parent-style-name="standard">
      <style:graphic-properties draw:stroke="none" svg:stroke-color="#000000" draw:fill="none" draw:fill-color="#ffffff" draw:textarea-horizontal-align="left" draw:auto-grow-height="true" draw:auto-grow-width="true" fo:min-height="1.423cm" fo:min-width="2.716cm"/>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2.009cm"/>
    </style:style>
    <style:style style:name="gr2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3" style:family="graphic" style:parent-style-name="standard">
      <style:graphic-properties draw:stroke="none" svg:stroke-color="#000000" draw:fill="none" draw:fill-color="#ffffff" draw:textarea-horizontal-align="left" draw:auto-grow-height="true" draw:auto-grow-width="false" fo:min-height="1.212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657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46"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48" style:family="graphic" style:parent-style-name="standard">
      <style:graphic-properties draw:stroke="none" svg:stroke-color="#000000" draw:fill="none" draw:fill-color="#ffffff" draw:textarea-horizontal-align="left" draw:auto-grow-height="true" draw:auto-grow-width="true" fo:min-height="1.423cm" fo:min-width="2.474cm"/>
    </style:style>
    <style:style style:name="gr4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7" style:family="graphic" style:parent-style-name="standard">
      <style:graphic-properties draw:stroke="none" svg:stroke-color="#000000" draw:fill="none" draw:fill-color="#ffffff" draw:textarea-horizontal-align="left" draw:auto-grow-height="true" draw:auto-grow-width="true" fo:min-height="1.897cm" fo:min-width="3.308cm"/>
    </style:style>
    <style:style style:name="gr5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0" style:family="graphic" style:parent-style-name="standard">
      <style:graphic-properties draw:stroke="none" svg:stroke-color="#000000" draw:fill="none" draw:fill-color="#ffffff" draw:textarea-horizontal-align="left" draw:auto-grow-height="true" draw:auto-grow-width="true" fo:min-height="1.423cm" fo:min-width="1.742cm"/>
    </style:style>
    <style:style style:name="gr6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4.552cm" fo:min-width="3.341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0.564cm" fo:min-width="0.774cm"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draw:auto-grow-height="false" fo:min-height="8.964cm" fo:min-width="2.461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draw:stroke-dash="Dashed_20__28_var_29__20_4" svg:stroke-width="0.03cm" svg:stroke-color="#000000" draw:marker-start="" draw:marker-start-width="0.2cm" draw:marker-start-center="false" draw:marker-end="" draw:marker-end-width="0.2cm" draw:marker-end-center="false" svg:stroke-linecap="round" draw:fill="solid" draw:fill-color="#000000" draw:fill-gradient-name="Gradient_20_4"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5" style:family="graphic" style:parent-style-name="standard">
      <style:graphic-properties draw:textarea-vertical-align="middle" draw:auto-grow-height="false" fo:min-height="0cm" fo:min-width="0.105cm"/>
    </style:style>
    <style:style style:name="gr106" style:family="graphic" style:parent-style-name="standard">
      <style:graphic-properties draw:textarea-vertical-align="middle" draw:auto-grow-height="false" fo:min-height="1.35cm" fo:min-width="0.9cm"/>
    </style:style>
    <style:style style:name="gr107" style:family="graphic" style:parent-style-name="standard">
      <style:graphic-properties draw:textarea-vertical-align="middle" draw:auto-grow-height="false" fo:min-height="0.85cm" fo:min-width="0.5cm"/>
    </style:style>
    <style:style style:name="gr108"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solid" draw:stroke-dash="Dashed_20__28_var_29__20_4" svg:stroke-width="0.06cm" svg:stroke-color="#000000" draw:marker-start="" draw:marker-start-width="0.31cm" draw:marker-start-center="false" draw:marker-end="Arrow" draw:marker-end-width="0.15cm" draw:marker-end-center="false" draw:fill="none" draw:fill-color="#729fcf" draw:fill-gradient-name="Gradient_20_5" draw:fill-hatch-name="Hatching_20_1" draw:textarea-horizontal-align="justify" draw:textarea-vertical-align="middle" fo:padding-top="0.125cm" fo:padding-bottom="0.125cm" fo:padding-left="0.25cm" fo:padding-right="0.25cm" draw:shadow="hidden" draw:shadow-offset-x="0.2cm" draw:shadow-offset-y="0.2cm" draw:shadow-color="#808080"/>
    </style:style>
    <style:style style:name="gr110" style:family="graphic" style:parent-style-name="standard">
      <style:graphic-properties draw:textarea-horizontal-align="justify" draw:textarea-vertical-align="middle" draw:auto-grow-height="false" fo:min-height="0.388cm" fo:min-width="0.138cm"/>
    </style:style>
    <style:style style:name="gr111" style:family="graphic" style:parent-style-name="standard">
      <style:graphic-properties draw:textarea-vertical-align="middle" draw:auto-grow-height="false" fo:min-height="0.85cm" fo:min-width="0.7cm"/>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4.201cm"/>
    </style:style>
    <style:style style:name="gr113" style:family="graphic" style:parent-style-name="standard">
      <style:graphic-properties draw:stroke="none" svg:stroke-color="#000000" draw:fill="none" draw:fill-color="#ffffff" draw:textarea-horizontal-align="left" draw:auto-grow-height="true" draw:auto-grow-width="false" fo:min-height="1.112cm" fo:min-width="0cm"/>
    </style:style>
    <style:style style:name="gr114" style:family="graphic" style:parent-style-name="standard">
      <style:graphic-properties draw:stroke="none" svg:stroke-color="#000000" draw:fill="none" draw:fill-color="#ffffff" draw:textarea-horizontal-align="left" draw:auto-grow-height="true" draw:auto-grow-width="true" fo:min-height="0.712cm" fo:min-width="2.153cm"/>
    </style:style>
    <style:style style:name="gr115"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16" style:family="graphic" style:parent-style-name="standard">
      <style:graphic-properties draw:textarea-horizontal-align="justify" draw:textarea-vertical-align="middle" draw:auto-grow-height="false" fo:min-height="0.35cm" fo:min-width="0.1cm"/>
    </style:style>
    <style:style style:name="gr117" style:family="graphic" style:parent-style-name="standard">
      <style:graphic-properties draw:stroke="none" svg:stroke-color="#000000" draw:fill="none" draw:fill-color="#ffffff" draw:textarea-horizontal-align="left" draw:auto-grow-height="true" draw:auto-grow-width="true" fo:min-height="1.423cm" fo:min-width="3.486cm"/>
    </style:style>
    <style:style style:name="gr118" style:family="graphic" style:parent-style-name="standard">
      <style:graphic-properties draw:textarea-horizontal-align="justify" draw:textarea-vertical-align="middle" draw:auto-grow-height="false" fo:min-height="0.184cm" fo:min-width="0.2cm"/>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120" style:family="graphic" style:parent-style-name="objectwithoutfill">
      <style:graphic-properties draw:marker-end="Arrow" draw:marker-end-width="0.3cm" draw:fill="none" draw:textarea-vertical-align="middle"/>
    </style:style>
    <style:style style:name="gr121" style:family="graphic" style:parent-style-name="standard">
      <style:graphic-properties draw:stroke="none" svg:stroke-color="#000000" draw:fill="none" draw:fill-color="#ffffff" draw:textarea-horizontal-align="left" draw:auto-grow-height="true" draw:auto-grow-width="true" fo:min-height="4.978cm" fo:min-width="13.168cm"/>
    </style:style>
    <style:style style:name="gr122" style:family="graphic" style:parent-style-name="standard">
      <style:graphic-properties draw:stroke="none" svg:stroke-color="#000000" draw:fill="none" draw:fill-color="#ffffff" draw:textarea-horizontal-align="left" draw:auto-grow-height="true" draw:auto-grow-width="true" fo:min-height="1.897cm" fo:min-width="3.258cm"/>
    </style:style>
    <style:style style:name="gr123" style:family="graphic" style:parent-style-name="objectwithoutfill">
      <style:graphic-properties svg:stroke-width="0.1cm" svg:stroke-color="#ff3838" draw:marker-start-width="0.5cm" draw:marker-end="Arrow" draw:marker-end-width="0.4cm" draw:fill="none" draw:textarea-vertical-align="middle" fo:padding-top="0.175cm" fo:padding-bottom="0.175cm" fo:padding-left="0.3cm" fo:padding-right="0.3cm"/>
    </style:style>
    <style:style style:name="gr124" style:family="graphic" style:parent-style-name="standard">
      <style:graphic-properties draw:textarea-horizontal-align="justify" draw:textarea-vertical-align="middle" draw:auto-grow-height="false" fo:min-height="0.204cm" fo:min-width="0.15cm"/>
    </style:style>
    <style:style style:name="gr125" style:family="graphic" style:parent-style-name="standard">
      <style:graphic-properties draw:stroke="none" svg:stroke-color="#000000" draw:fill="none" draw:fill-color="#ffffff" fo:min-height="0.912cm"/>
    </style:style>
    <style:style style:name="gr126" style:family="graphic" style:parent-style-name="standard">
      <style:graphic-properties draw:stroke="none" svg:stroke-color="#000000" draw:fill="none" draw:fill-color="#ffffff" draw:textarea-horizontal-align="left" draw:auto-grow-height="true" draw:auto-grow-width="true" fo:min-height="1.423cm" fo:min-width="4.206cm"/>
    </style:style>
    <style:style style:name="gr1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P1" style:family="paragraph">
      <loext:graphic-properties draw:fill="solid" draw:fill-color="#ffffff" draw:fill-gradient-name="Gradient_20_4"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000000" draw:fill-gradient-name="Gradient_20_4"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ffffff"/>
    </style:style>
    <style:style style:name="P5" style:family="paragraph">
      <loext:graphic-properties draw:fill="none" draw:fill-color="#729fcf" draw:fill-gradient-name="Gradient_20_5" draw:fill-hatch-name="Hatching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ffffff"/>
      <style:text-properties fo:font-size="12pt" style:font-size-complex="18pt"/>
    </style:style>
    <style:style style:name="P7" style:family="paragraph">
      <loext:graphic-properties draw:fill="none" draw:fill-color="#ffffff"/>
      <style:text-properties fo:font-size="12pt"/>
    </style:style>
    <style:style style:name="P8" style:family="paragraph">
      <style:paragraph-properties fo:text-align="center"/>
    </style:style>
    <style:style style:name="P9" style:family="paragraph">
      <loext:graphic-properties draw:fill="none"/>
      <style:paragraph-properties fo:text-align="center"/>
    </style:style>
    <style:style style:name="T1" style:family="text">
      <style:text-properties fo:font-size="12pt" style:font-size-complex="18pt"/>
    </style:style>
    <style:style style:name="T2"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5cm" svg:height="4.962cm" svg:x="20.119cm" svg:y="20.298cm">
            <text:p/>
            <draw:enhanced-geometry svg:viewBox="0 0 21600 21600" draw:type="rectangle" draw:enhanced-path="M 0 0 L 21600 0 21600 21600 0 21600 0 0 Z N"/>
          </draw:custom-shape>
          <draw:path draw:style-name="gr2" draw:text-style-name="P1" draw:layer="layout" svg:width="4.499cm" svg:height="6.699cm" svg:x="20.119cm" svg:y="19.434cm" svg:viewBox="0 0 4500 6700" svg:d="M0 5907v-42-5030-10c0-3 0-3 0-3 5-61 18-113 49-168 27-55 72-110 135-162 54-49 126-97 207-142 81-43 171-81 275-120 198-71 441-130 706-172 270-35 563-58 878-58s607 23 877 58c266 42 509 101 707 172 103 39 193 77 274 120 81 45 154 93 208 142 63 52 107 107 134 162 32 55 46 107 50 168v3 10 5030 42c0 6 0 13-5 19-9 43-22 81-45 120-27 55-71 110-134 162-54 49-127 97-208 142-81 43-171 81-274 120-198 71-441 130-707 172-270 35-562 58-877 58s-608-23-878-58c-265-42-508-101-706-172-104-39-194-77-275-120-81-45-153-93-207-142-63-52-108-107-135-162-22-39-36-77-45-120-4-6-4-13-4-19z">
            <text:p/>
          </draw:path>
        </draw:g>
        <draw:g>
          <draw:custom-shape draw:style-name="gr3" draw:text-style-name="P1" draw:layer="layout" svg:width="2.961cm" svg:height="9.214cm" svg:x="26.119cm" svg:y="16.82cm">
            <text:p/>
            <draw:enhanced-geometry svg:viewBox="0 0 21600 21600" draw:mirror-horizontal="false" draw:mirror-vertical="false" draw:type="rectangle" draw:enhanced-path="M 0 0 L 21600 0 21600 21600 0 21600 0 0 Z N"/>
          </draw:custom-shape>
          <draw:line draw:style-name="gr4" draw:text-style-name="P1" draw:layer="layout" svg:x1="29.08cm" svg:y1="18.202cm" svg:x2="26.119cm" svg:y2="18.202cm">
            <text:p/>
          </draw:line>
          <draw:line draw:style-name="gr5" draw:text-style-name="P1" draw:layer="layout" svg:x1="29.08cm" svg:y1="24.652cm" svg:x2="26.119cm" svg:y2="24.652cm">
            <text:p/>
          </draw:line>
          <draw:ellipse draw:style-name="gr6" draw:text-style-name="P2" draw:layer="layout" svg:width="0.219cm" svg:height="0.461cm" svg:x="27.435cm" svg:y="18.431cm">
            <text:p/>
          </draw:ellipse>
          <draw:ellipse draw:style-name="gr7" draw:text-style-name="P2" draw:layer="layout" svg:width="0.22cm" svg:height="0.461cm" svg:x="28.312cm" svg:y="18.431cm">
            <text:p/>
          </draw:ellipse>
          <draw:ellipse draw:style-name="gr8" draw:text-style-name="P2" draw:layer="layout" svg:width="0.219cm" svg:height="0.461cm" svg:x="26.558cm" svg:y="18.431cm">
            <text:p/>
          </draw:ellipse>
          <draw:ellipse draw:style-name="gr9" draw:text-style-name="P2" draw:layer="layout" svg:width="0.22cm" svg:height="0.459cm" svg:x="26.996cm" svg:y="19.815cm">
            <text:p/>
          </draw:ellipse>
          <draw:ellipse draw:style-name="gr10" draw:text-style-name="P2" draw:layer="layout" svg:width="0.219cm" svg:height="0.459cm" svg:x="27.874cm" svg:y="19.815cm">
            <text:p/>
          </draw:ellipse>
          <draw:ellipse draw:style-name="gr11" draw:text-style-name="P2" draw:layer="layout" svg:width="0.219cm" svg:height="0.458cm" svg:x="27.435cm" svg:y="21.198cm">
            <text:p/>
          </draw:ellipse>
          <draw:ellipse draw:style-name="gr12" draw:text-style-name="P2" draw:layer="layout" svg:width="0.22cm" svg:height="0.458cm" svg:x="28.312cm" svg:y="21.198cm">
            <text:p/>
          </draw:ellipse>
          <draw:ellipse draw:style-name="gr13" draw:text-style-name="P2" draw:layer="layout" svg:width="0.219cm" svg:height="0.458cm" svg:x="26.558cm" svg:y="21.198cm">
            <text:p/>
          </draw:ellipse>
          <draw:ellipse draw:style-name="gr14" draw:text-style-name="P2" draw:layer="layout" svg:width="0.22cm" svg:height="0.459cm" svg:x="26.996cm" svg:y="22.58cm">
            <text:p/>
          </draw:ellipse>
          <draw:ellipse draw:style-name="gr15" draw:text-style-name="P2" draw:layer="layout" svg:width="0.219cm" svg:height="0.459cm" svg:x="27.874cm" svg:y="22.58cm">
            <text:p/>
          </draw:ellipse>
          <draw:ellipse draw:style-name="gr16" draw:text-style-name="P2" draw:layer="layout" svg:width="0.219cm" svg:height="0.461cm" svg:x="27.435cm" svg:y="23.962cm">
            <text:p/>
          </draw:ellipse>
          <draw:ellipse draw:style-name="gr17" draw:text-style-name="P2" draw:layer="layout" svg:width="0.22cm" svg:height="0.461cm" svg:x="28.312cm" svg:y="23.962cm">
            <text:p/>
          </draw:ellipse>
          <draw:ellipse draw:style-name="gr18" draw:text-style-name="P2" draw:layer="layout" svg:width="0.219cm" svg:height="0.461cm" svg:x="26.558cm" svg:y="23.962cm">
            <text:p/>
          </draw:ellipse>
        </draw:g>
        <draw:g>
          <draw:ellipse draw:style-name="gr19" draw:text-style-name="P1" draw:layer="layout" svg:width="2.3cm" svg:height="2.167cm" svg:x="21.162cm" svg:y="21.504cm">
            <text:p/>
          </draw:ellipse>
          <draw:line draw:style-name="gr20" draw:text-style-name="P1" draw:layer="layout" svg:x1="22.312cm" svg:y1="21.504cm" svg:x2="23.462cm" svg:y2="22.588cm">
            <text:p/>
          </draw:line>
          <draw:line draw:style-name="gr21" draw:text-style-name="P1" draw:layer="layout" svg:x1="22.312cm" svg:y1="23.672cm" svg:x2="23.462cm" svg:y2="22.588cm">
            <text:p/>
          </draw:line>
          <draw:ellipse draw:style-name="gr22" draw:text-style-name="P3" draw:layer="layout" svg:width="1.035cm" svg:height="2.167cm" draw:transform="rotate (-3.14159265358979) translate (22.827cm 23.671cm)" draw:kind="arc" draw:start-angle="270" draw:end-angle="90">
            <text:p/>
          </draw:ellipse>
        </draw:g>
        <draw:g>
          <draw:custom-shape draw:style-name="gr23" draw:text-style-name="P1" draw:layer="layout" svg:width="3.841cm" svg:height="4.802cm" draw:transform="rotate (1.5707963267949) translate (19.507cm 10.641cm)">
            <text:p/>
            <draw:enhanced-geometry svg:viewBox="0 0 21600 21600" draw:mirror-horizontal="false" draw:mirror-vertical="false" draw:type="rectangle" draw:enhanced-path="M 0 0 L 21600 0 21600 21600 0 21600 0 0 Z N"/>
          </draw:custom-shape>
          <draw:path draw:style-name="gr24" draw:text-style-name="P1" draw:layer="layout" svg:width="3.84cm" svg:height="5.899cm" draw:transform="rotate (1.5707963267949) translate (18.958cm 10.6415986272547cm)" svg:viewBox="0 0 3841 5900" svg:d="M3841 5351c-452 340-1135 549-1920 549s-1468-209-1921-549v-4802c453-340 1136-549 1921-549s1468 209 1920 549z">
            <text:p/>
          </draw:path>
        </draw:g>
        <draw:frame draw:style-name="gr25" draw:text-style-name="P4" draw:layer="layout" svg:width="3.216cm" svg:height="1.673cm" svg:x="20.358cm" svg:y="7.6cm">
          <draw:text-box>
            <text:p>Fischtank</text:p>
            <text:p/>
          </draw:text-box>
        </draw:frame>
        <draw:frame draw:style-name="gr26" draw:text-style-name="P4" draw:layer="layout" svg:width="2.509cm" svg:height="1.673cm" svg:x="21.891cm" svg:y="23.547cm">
          <draw:text-box>
            <text:p>Pumpe</text:p>
            <text:p>3 bar</text:p>
          </draw:text-box>
        </draw:frame>
        <draw:g>
          <draw:custom-shape draw:style-name="gr27" draw:text-style-name="P1" draw:layer="layout" svg:width="2.961cm" svg:height="9.214cm" svg:x="10.958cm" svg:y="16.234cm">
            <text:p/>
            <draw:enhanced-geometry svg:viewBox="0 0 21600 21600" draw:mirror-horizontal="false" draw:mirror-vertical="false" draw:type="rectangle" draw:enhanced-path="M 0 0 L 21600 0 21600 21600 0 21600 0 0 Z N"/>
          </draw:custom-shape>
          <draw:line draw:style-name="gr28" draw:text-style-name="P1" draw:layer="layout" svg:x1="13.919cm" svg:y1="17.616cm" svg:x2="10.958cm" svg:y2="17.616cm">
            <text:p/>
          </draw:line>
          <draw:line draw:style-name="gr29" draw:text-style-name="P1" draw:layer="layout" svg:x1="13.919cm" svg:y1="24.066cm" svg:x2="10.958cm" svg:y2="24.066cm">
            <text:p/>
          </draw:line>
          <draw:ellipse draw:style-name="gr30" draw:text-style-name="P2" draw:layer="layout" svg:width="0.219cm" svg:height="0.461cm" svg:x="12.274cm" svg:y="17.845cm">
            <text:p/>
          </draw:ellipse>
          <draw:ellipse draw:style-name="gr31" draw:text-style-name="P2" draw:layer="layout" svg:width="0.22cm" svg:height="0.461cm" svg:x="13.151cm" svg:y="17.845cm">
            <text:p/>
          </draw:ellipse>
          <draw:ellipse draw:style-name="gr32" draw:text-style-name="P2" draw:layer="layout" svg:width="0.219cm" svg:height="0.461cm" svg:x="11.397cm" svg:y="17.845cm">
            <text:p/>
          </draw:ellipse>
          <draw:ellipse draw:style-name="gr33" draw:text-style-name="P2" draw:layer="layout" svg:width="0.22cm" svg:height="0.459cm" svg:x="11.835cm" svg:y="19.229cm">
            <text:p/>
          </draw:ellipse>
          <draw:ellipse draw:style-name="gr34" draw:text-style-name="P2" draw:layer="layout" svg:width="0.219cm" svg:height="0.459cm" svg:x="12.713cm" svg:y="19.229cm">
            <text:p/>
          </draw:ellipse>
          <draw:ellipse draw:style-name="gr35" draw:text-style-name="P2" draw:layer="layout" svg:width="0.219cm" svg:height="0.458cm" svg:x="12.274cm" svg:y="20.612cm">
            <text:p/>
          </draw:ellipse>
          <draw:ellipse draw:style-name="gr36" draw:text-style-name="P2" draw:layer="layout" svg:width="0.22cm" svg:height="0.458cm" svg:x="13.151cm" svg:y="20.612cm">
            <text:p/>
          </draw:ellipse>
          <draw:ellipse draw:style-name="gr37" draw:text-style-name="P2" draw:layer="layout" svg:width="0.219cm" svg:height="0.458cm" svg:x="11.397cm" svg:y="20.612cm">
            <text:p/>
          </draw:ellipse>
          <draw:ellipse draw:style-name="gr38" draw:text-style-name="P2" draw:layer="layout" svg:width="0.22cm" svg:height="0.459cm" svg:x="11.835cm" svg:y="21.994cm">
            <text:p/>
          </draw:ellipse>
          <draw:ellipse draw:style-name="gr39" draw:text-style-name="P2" draw:layer="layout" svg:width="0.219cm" svg:height="0.459cm" svg:x="12.713cm" svg:y="21.994cm">
            <text:p/>
          </draw:ellipse>
          <draw:ellipse draw:style-name="gr40" draw:text-style-name="P2" draw:layer="layout" svg:width="0.219cm" svg:height="0.461cm" svg:x="12.274cm" svg:y="23.376cm">
            <text:p/>
          </draw:ellipse>
          <draw:ellipse draw:style-name="gr41" draw:text-style-name="P2" draw:layer="layout" svg:width="0.22cm" svg:height="0.461cm" svg:x="13.151cm" svg:y="23.376cm">
            <text:p/>
          </draw:ellipse>
          <draw:ellipse draw:style-name="gr42" draw:text-style-name="P2" draw:layer="layout" svg:width="0.219cm" svg:height="0.461cm" svg:x="11.397cm" svg:y="23.376cm">
            <text:p/>
          </draw:ellipse>
        </draw:g>
        <draw:frame draw:style-name="gr43" draw:text-style-name="P4" draw:layer="layout" svg:width="1.84cm" svg:height="1.462cm" svg:x="11.619cm" svg:y="24.234cm">
          <draw:text-box>
            <text:p>Erde</text:p>
          </draw:text-box>
        </draw:frame>
        <draw:frame draw:style-name="gr44" draw:text-style-name="P4" draw:layer="layout" svg:width="2.157cm" svg:height="0.962cm" svg:x="19.9cm" svg:y="24.8cm">
          <draw:text-box>
            <text:p>Sump</text:p>
          </draw:text-box>
        </draw:frame>
        <draw:frame draw:style-name="gr45" draw:text-style-name="P4" draw:layer="layout" svg:width="3.072cm" svg:height="0.962cm" svg:x="26.147cm" svg:y="24.972cm">
          <draw:text-box>
            <text:p>Growbed</text:p>
          </draw:text-box>
        </draw:frame>
        <draw:line draw:style-name="gr46" draw:text-style-name="P5" draw:layer="layout" svg:x1="25.4cm" svg:y1="14.1cm" svg:x2="12.419cm" svg:y2="14.034cm">
          <text:p/>
        </draw:line>
        <draw:line draw:style-name="gr47" draw:text-style-name="P5" draw:layer="layout" svg:x1="29.3cm" svg:y1="14.8cm" svg:x2="29.233cm" svg:y2="6.4cm">
          <text:p/>
        </draw:line>
        <draw:frame draw:style-name="gr48" draw:text-style-name="P6" draw:layer="layout" svg:width="2.974cm" svg:height="1.673cm" svg:x="28.604cm" svg:y="15.047cm">
          <draw:text-box>
            <text:p><text:span text:style-name="T1">Wasser</text:span></text:p>
            <text:p><text:span text:style-name="T1">Zufuhr</text:span></text:p>
            <text:p><text:span text:style-name="T1">(Druck 3 bar)</text:span></text:p>
          </draw:text-box>
        </draw:frame>
        <draw:line draw:style-name="gr49" draw:text-style-name="P5" draw:layer="layout" svg:x1="23.785cm" svg:y1="6.5cm" svg:x2="23.758cm" svg:y2="8.7cm">
          <text:p/>
        </draw:line>
        <draw:line draw:style-name="gr50" draw:text-style-name="P5" draw:layer="layout" svg:x1="29.258cm" svg:y1="6.5cm" svg:x2="23.758cm" svg:y2="6.5cm">
          <text:p/>
        </draw:line>
        <draw:line draw:style-name="gr51" draw:text-style-name="P5" draw:layer="layout" svg:x1="12.419cm" svg:y1="14.034cm" svg:x2="12.419cm" svg:y2="19.034cm">
          <text:p/>
        </draw:line>
        <draw:line draw:style-name="gr52" draw:text-style-name="P5" draw:layer="layout" svg:x1="22.319cm" svg:y1="22.034cm" svg:x2="22.319cm" svg:y2="17.034cm">
          <text:p/>
        </draw:line>
        <draw:line draw:style-name="gr53" draw:text-style-name="P5" draw:layer="layout" svg:x1="22.319cm" svg:y1="17.034cm" svg:x2="25.419cm" svg:y2="17.034cm">
          <text:p/>
        </draw:line>
        <draw:line draw:style-name="gr54" draw:text-style-name="P5" draw:layer="layout" svg:x1="25.4cm" svg:y1="17cm" svg:x2="25.4cm" svg:y2="8.3cm">
          <text:p/>
        </draw:line>
        <draw:line draw:style-name="gr55" draw:text-style-name="P5" draw:layer="layout" svg:x1="28.019cm" svg:y1="20.634cm" svg:x2="23.019cm" svg:y2="20.634cm">
          <text:p/>
        </draw:line>
        <draw:line draw:style-name="gr56" draw:text-style-name="P5" draw:layer="layout" svg:x1="20.3cm" svg:y1="7.2cm" svg:x2="16.642cm" svg:y2="7.2cm">
          <text:p/>
        </draw:line>
        <draw:frame draw:style-name="gr57" draw:text-style-name="P7" draw:layer="layout" svg:width="3.808cm" svg:height="2.147cm" svg:x="19.202cm" svg:y="12.489cm">
          <draw:text-box>
            <text:p><text:span text:style-name="T2">Bewässerung als</text:span></text:p>
            <text:p><text:span text:style-name="T2">Fischtankkühlung</text:span></text:p>
          </draw:text-box>
        </draw:frame>
        <draw:line draw:style-name="gr58" draw:text-style-name="P5" draw:layer="layout" svg:x1="17.058cm" svg:y1="3cm" svg:x2="17.058cm" svg:y2="14.4cm">
          <text:p/>
        </draw:line>
        <draw:line draw:style-name="gr59" draw:text-style-name="P5" draw:layer="layout" svg:x1="17.119cm" svg:y1="15.334cm" svg:x2="27.461cm" svg:y2="15.334cm">
          <text:p/>
        </draw:line>
        <draw:frame draw:style-name="gr60" draw:text-style-name="P7" draw:layer="layout" svg:width="2.246cm" svg:height="1.673cm" svg:x="25.8cm" svg:y="6.6cm">
          <draw:text-box>
            <text:p><text:span text:style-name="T2">Normaler</text:span></text:p>
            <text:p><text:span text:style-name="T2">CHOP</text:span></text:p>
            <text:p><text:span text:style-name="T2">Circle</text:span></text:p>
          </draw:text-box>
        </draw:frame>
        <draw:g>
          <draw:custom-shape draw:style-name="gr61" draw:text-style-name="P1" draw:layer="layout" svg:width="3.841cm" svg:height="4.802cm" draw:transform="rotate (1.5707963267949) translate (19.349cm 6.199cm)">
            <text:p/>
            <draw:enhanced-geometry svg:viewBox="0 0 21600 21600" draw:mirror-horizontal="false" draw:mirror-vertical="false" draw:type="rectangle" draw:enhanced-path="M 0 0 L 21600 0 21600 21600 0 21600 0 0 Z N"/>
          </draw:custom-shape>
          <draw:path draw:style-name="gr62" draw:text-style-name="P1" draw:layer="layout" svg:width="3.84cm" svg:height="5.899cm" draw:transform="rotate (1.5707963267949) translate (18.8cm 6.19959862725468cm)" svg:viewBox="0 0 3841 5900" svg:d="M3841 5351c-452 340-1135 549-1920 549s-1468-209-1921-549v-4802c453-340 1136-549 1921-549s1468 209 1920 549z">
            <text:p/>
          </draw:path>
        </draw:g>
        <draw:frame draw:style-name="gr25" draw:text-style-name="P4" draw:layer="layout" svg:width="3.216cm" svg:height="1.673cm" svg:x="20.2cm" svg:y="3.158cm">
          <draw:text-box>
            <text:p>Fischtank</text:p>
            <text:p/>
          </draw:text-box>
        </draw:frame>
        <draw:line draw:style-name="gr63" draw:text-style-name="P5" draw:layer="layout" svg:x1="23.627cm" svg:y1="2.058cm" svg:x2="23.6cm" svg:y2="4.258cm">
          <text:p/>
        </draw:line>
        <draw:g>
          <draw:custom-shape draw:style-name="gr64" draw:text-style-name="P1" draw:layer="layout" svg:width="2.961cm" svg:height="9.214cm" svg:x="5.9cm" svg:y="16.172cm">
            <text:p/>
            <draw:enhanced-geometry svg:viewBox="0 0 21600 21600" draw:mirror-horizontal="false" draw:mirror-vertical="false" draw:type="rectangle" draw:enhanced-path="M 0 0 L 21600 0 21600 21600 0 21600 0 0 Z N"/>
          </draw:custom-shape>
          <draw:line draw:style-name="gr65" draw:text-style-name="P1" draw:layer="layout" svg:x1="8.861cm" svg:y1="17.554cm" svg:x2="5.9cm" svg:y2="17.554cm">
            <text:p/>
          </draw:line>
          <draw:line draw:style-name="gr66" draw:text-style-name="P1" draw:layer="layout" svg:x1="8.861cm" svg:y1="24.004cm" svg:x2="5.9cm" svg:y2="24.004cm">
            <text:p/>
          </draw:line>
          <draw:ellipse draw:style-name="gr67" draw:text-style-name="P2" draw:layer="layout" svg:width="0.219cm" svg:height="0.461cm" svg:x="7.216cm" svg:y="17.783cm">
            <text:p/>
          </draw:ellipse>
          <draw:ellipse draw:style-name="gr68" draw:text-style-name="P2" draw:layer="layout" svg:width="0.22cm" svg:height="0.461cm" svg:x="8.093cm" svg:y="17.783cm">
            <text:p/>
          </draw:ellipse>
          <draw:ellipse draw:style-name="gr69" draw:text-style-name="P2" draw:layer="layout" svg:width="0.219cm" svg:height="0.461cm" svg:x="6.339cm" svg:y="17.783cm">
            <text:p/>
          </draw:ellipse>
          <draw:ellipse draw:style-name="gr70" draw:text-style-name="P2" draw:layer="layout" svg:width="0.22cm" svg:height="0.459cm" svg:x="6.777cm" svg:y="19.167cm">
            <text:p/>
          </draw:ellipse>
          <draw:ellipse draw:style-name="gr71" draw:text-style-name="P2" draw:layer="layout" svg:width="0.219cm" svg:height="0.459cm" svg:x="7.655cm" svg:y="19.167cm">
            <text:p/>
          </draw:ellipse>
          <draw:ellipse draw:style-name="gr72" draw:text-style-name="P2" draw:layer="layout" svg:width="0.219cm" svg:height="0.458cm" svg:x="7.216cm" svg:y="20.55cm">
            <text:p/>
          </draw:ellipse>
          <draw:ellipse draw:style-name="gr73" draw:text-style-name="P2" draw:layer="layout" svg:width="0.22cm" svg:height="0.458cm" svg:x="8.093cm" svg:y="20.55cm">
            <text:p/>
          </draw:ellipse>
          <draw:ellipse draw:style-name="gr74" draw:text-style-name="P2" draw:layer="layout" svg:width="0.219cm" svg:height="0.458cm" svg:x="6.339cm" svg:y="20.55cm">
            <text:p/>
          </draw:ellipse>
          <draw:ellipse draw:style-name="gr75" draw:text-style-name="P2" draw:layer="layout" svg:width="0.22cm" svg:height="0.459cm" svg:x="6.777cm" svg:y="21.932cm">
            <text:p/>
          </draw:ellipse>
          <draw:ellipse draw:style-name="gr76" draw:text-style-name="P2" draw:layer="layout" svg:width="0.219cm" svg:height="0.459cm" svg:x="7.655cm" svg:y="21.932cm">
            <text:p/>
          </draw:ellipse>
          <draw:ellipse draw:style-name="gr77" draw:text-style-name="P2" draw:layer="layout" svg:width="0.219cm" svg:height="0.461cm" svg:x="7.216cm" svg:y="23.314cm">
            <text:p/>
          </draw:ellipse>
          <draw:ellipse draw:style-name="gr78" draw:text-style-name="P2" draw:layer="layout" svg:width="0.22cm" svg:height="0.461cm" svg:x="8.093cm" svg:y="23.314cm">
            <text:p/>
          </draw:ellipse>
          <draw:ellipse draw:style-name="gr79" draw:text-style-name="P2" draw:layer="layout" svg:width="0.219cm" svg:height="0.461cm" svg:x="6.339cm" svg:y="23.314cm">
            <text:p/>
          </draw:ellipse>
        </draw:g>
        <draw:frame draw:style-name="gr43" draw:text-style-name="P4" draw:layer="layout" svg:width="1.84cm" svg:height="1.462cm" svg:x="6.561cm" svg:y="24.172cm">
          <draw:text-box>
            <text:p>Erde</text:p>
          </draw:text-box>
        </draw:frame>
        <draw:line draw:style-name="gr80" draw:text-style-name="P5" draw:layer="layout" svg:x1="27.461cm" svg:y1="15.334cm" svg:x2="27.461cm" svg:y2="17.684cm">
          <text:p/>
        </draw:line>
        <draw:g>
          <draw:custom-shape draw:style-name="gr81" draw:text-style-name="P1" draw:layer="layout" svg:width="2.961cm" svg:height="9.214cm" svg:x="15.761cm" svg:y="16.72cm">
            <text:p/>
            <draw:enhanced-geometry svg:viewBox="0 0 21600 21600" draw:mirror-horizontal="false" draw:mirror-vertical="false" draw:type="rectangle" draw:enhanced-path="M 0 0 L 21600 0 21600 21600 0 21600 0 0 Z N"/>
          </draw:custom-shape>
          <draw:line draw:style-name="gr82" draw:text-style-name="P1" draw:layer="layout" svg:x1="18.722cm" svg:y1="18.102cm" svg:x2="15.761cm" svg:y2="18.102cm">
            <text:p/>
          </draw:line>
          <draw:line draw:style-name="gr83" draw:text-style-name="P1" draw:layer="layout" svg:x1="18.722cm" svg:y1="24.552cm" svg:x2="15.761cm" svg:y2="24.552cm">
            <text:p/>
          </draw:line>
          <draw:ellipse draw:style-name="gr84" draw:text-style-name="P2" draw:layer="layout" svg:width="0.219cm" svg:height="0.461cm" svg:x="17.077cm" svg:y="18.331cm">
            <text:p/>
          </draw:ellipse>
          <draw:ellipse draw:style-name="gr85" draw:text-style-name="P2" draw:layer="layout" svg:width="0.22cm" svg:height="0.461cm" svg:x="17.954cm" svg:y="18.331cm">
            <text:p/>
          </draw:ellipse>
          <draw:ellipse draw:style-name="gr86" draw:text-style-name="P2" draw:layer="layout" svg:width="0.219cm" svg:height="0.461cm" svg:x="16.2cm" svg:y="18.331cm">
            <text:p/>
          </draw:ellipse>
          <draw:ellipse draw:style-name="gr87" draw:text-style-name="P2" draw:layer="layout" svg:width="0.22cm" svg:height="0.459cm" svg:x="16.638cm" svg:y="19.715cm">
            <text:p/>
          </draw:ellipse>
          <draw:ellipse draw:style-name="gr88" draw:text-style-name="P2" draw:layer="layout" svg:width="0.219cm" svg:height="0.459cm" svg:x="17.516cm" svg:y="19.715cm">
            <text:p/>
          </draw:ellipse>
          <draw:ellipse draw:style-name="gr89" draw:text-style-name="P2" draw:layer="layout" svg:width="0.219cm" svg:height="0.458cm" svg:x="17.077cm" svg:y="21.098cm">
            <text:p/>
          </draw:ellipse>
          <draw:ellipse draw:style-name="gr90" draw:text-style-name="P2" draw:layer="layout" svg:width="0.22cm" svg:height="0.458cm" svg:x="17.954cm" svg:y="21.098cm">
            <text:p/>
          </draw:ellipse>
          <draw:ellipse draw:style-name="gr91" draw:text-style-name="P2" draw:layer="layout" svg:width="0.219cm" svg:height="0.458cm" svg:x="16.2cm" svg:y="21.098cm">
            <text:p/>
          </draw:ellipse>
          <draw:ellipse draw:style-name="gr92" draw:text-style-name="P2" draw:layer="layout" svg:width="0.22cm" svg:height="0.459cm" svg:x="16.638cm" svg:y="22.48cm">
            <text:p/>
          </draw:ellipse>
          <draw:ellipse draw:style-name="gr93" draw:text-style-name="P2" draw:layer="layout" svg:width="0.219cm" svg:height="0.459cm" svg:x="17.516cm" svg:y="22.48cm">
            <text:p/>
          </draw:ellipse>
          <draw:ellipse draw:style-name="gr94" draw:text-style-name="P2" draw:layer="layout" svg:width="0.219cm" svg:height="0.461cm" svg:x="17.077cm" svg:y="23.862cm">
            <text:p/>
          </draw:ellipse>
          <draw:ellipse draw:style-name="gr95" draw:text-style-name="P2" draw:layer="layout" svg:width="0.22cm" svg:height="0.461cm" svg:x="17.954cm" svg:y="23.862cm">
            <text:p/>
          </draw:ellipse>
          <draw:ellipse draw:style-name="gr96" draw:text-style-name="P2" draw:layer="layout" svg:width="0.219cm" svg:height="0.461cm" svg:x="16.2cm" svg:y="23.862cm">
            <text:p/>
          </draw:ellipse>
        </draw:g>
        <draw:frame draw:style-name="gr45" draw:text-style-name="P4" draw:layer="layout" svg:width="3.072cm" svg:height="0.962cm" svg:x="15.789cm" svg:y="24.872cm">
          <draw:text-box>
            <text:p>Growbed</text:p>
          </draw:text-box>
        </draw:frame>
        <draw:line draw:style-name="gr97" draw:text-style-name="P5" draw:layer="layout" svg:x1="17.103cm" svg:y1="15.234cm" svg:x2="17.103cm" svg:y2="17.584cm">
          <text:p/>
        </draw:line>
        <draw:line draw:style-name="gr98" draw:text-style-name="P5" draw:layer="layout" svg:x1="16.761cm" svg:y1="20.434cm" svg:x2="21.761cm" svg:y2="20.434cm">
          <text:p/>
        </draw:line>
        <draw:line draw:style-name="gr99" draw:text-style-name="P5" draw:layer="layout" svg:x1="25.3cm" svg:y1="8.3cm" svg:x2="29.4cm" svg:y2="8.3cm">
          <text:p/>
        </draw:line>
        <draw:line draw:style-name="gr100" draw:text-style-name="P5" draw:layer="layout" svg:x1="29.2cm" svg:y1="6.7cm" svg:x2="29.2cm" svg:y2="1.9cm">
          <text:p/>
        </draw:line>
        <draw:line draw:style-name="gr101" draw:text-style-name="P5" draw:layer="layout" svg:x1="29.3cm" svg:y1="2cm" svg:x2="23.6cm" svg:y2="2cm">
          <text:p/>
        </draw:line>
        <draw:line draw:style-name="gr102" draw:text-style-name="P5" draw:layer="layout" svg:x1="19.4cm" svg:y1="3cm" svg:x2="17.1cm" svg:y2="3cm">
          <text:p/>
        </draw:line>
        <draw:line draw:style-name="gr103" draw:text-style-name="P5" draw:layer="layout" svg:x1="19.5cm" svg:y1="5.7cm" svg:x2="19.483cm" svg:y2="2.424cm">
          <text:p/>
        </draw:line>
        <draw:line draw:style-name="gr104" draw:text-style-name="P5" draw:layer="layout" svg:x1="20.017cm" svg:y1="10.276cm" svg:x2="20cm" svg:y2="7cm">
          <text:p/>
        </draw:line>
        <draw:custom-shape draw:style-name="gr105" draw:text-style-name="P8" draw:layer="layout" svg:width="1.5cm" svg:height="1.1cm" draw:transform="rotate (-3.11890337331387) translate (30.1cm 8.666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5" draw:text-style-name="P8" draw:layer="layout" svg:width="1.5cm" svg:height="1.1cm" draw:transform="rotate (-3.11890337331387) translate (20.225cm 3.5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5" draw:text-style-name="P8" draw:layer="layout" svg:width="1.5cm" svg:height="1.1cm" draw:transform="rotate (-3.11890337331387) translate (20.8cm 7.8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5" draw:text-style-name="P8" draw:layer="layout" svg:width="1.5cm" svg:height="1.1cm" draw:transform="rotate (-1.58144283523206) translate (12.995cm 13.323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6" draw:text-style-name="P8" draw:layer="layout" svg:width="1.4cm" svg:height="1.6cm" draw:transform="rotate (-3.14159265358979) translate (17.761cm 15.934cm)">
          <text:p/>
          <draw:enhanced-geometry svg:viewBox="0 0 787 799" draw:type="non-primitive" draw:enhanced-path="M 439 12 L 535 102 391 246 252 108 349 12 0 0 12 348 108 258 282 433 282 799 511 799 511 427 685 252 781 348 787 0 439 12 Z N"/>
        </draw:custom-shape>
        <draw:custom-shape draw:style-name="gr106" draw:text-style-name="P8" draw:layer="layout" svg:width="1.4cm" svg:height="1.6cm" svg:x="28.5cm" svg:y="5.7cm">
          <text:p/>
          <draw:enhanced-geometry svg:viewBox="0 0 787 799" draw:type="non-primitive" draw:enhanced-path="M 439 12 L 535 102 391 246 252 108 349 12 0 0 12 348 108 258 282 433 282 799 511 799 511 427 685 252 781 348 787 0 439 12 Z N"/>
        </draw:custom-shape>
        <draw:custom-shape draw:style-name="gr107" draw:text-style-name="P8" draw:layer="layout" svg:width="1cm" svg:height="1.1cm" draw:transform="rotate (-3.14159265358979) translate (12.961cm 15.934cm)">
          <text:p/>
          <draw:enhanced-geometry svg:viewBox="0 0 787 799" draw:type="non-primitive" draw:enhanced-path="M 439 12 L 535 102 391 246 252 108 349 12 0 0 12 348 108 258 282 433 282 799 511 799 511 427 685 252 781 348 787 0 439 12 Z N"/>
        </draw:custom-shape>
        <draw:line draw:style-name="gr108" draw:text-style-name="P5" draw:layer="layout" svg:x1="11.961cm" svg:y1="15.734cm" svg:x2="6.961cm" svg:y2="15.734cm">
          <text:p/>
        </draw:line>
        <draw:line draw:style-name="gr109" draw:text-style-name="P5" draw:layer="layout" svg:x1="7.161cm" svg:y1="15.734cm" svg:x2="7.161cm" svg:y2="20.734cm">
          <text:p/>
        </draw:line>
        <draw:custom-shape draw:style-name="gr110" draw:text-style-name="P8" draw:layer="layout" svg:width="0.9cm" svg:height="0.9cm" svg:x="27.761cm" svg:y="20.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8" draw:layer="layout" svg:width="0.9cm" svg:height="0.9cm" svg:x="16.461cm" svg:y="20.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8" draw:layer="layout" svg:width="1.2cm" svg:height="1.1cm" svg:x="34cm" svg:y="4.4cm">
          <text:p/>
          <draw:enhanced-geometry svg:viewBox="0 0 787 799" draw:type="non-primitive" draw:enhanced-path="M 439 12 L 535 102 391 246 252 108 349 12 0 0 12 348 108 258 282 433 282 799 511 799 511 427 685 252 781 348 787 0 439 12 Z N"/>
        </draw:custom-shape>
        <draw:frame draw:style-name="gr112" draw:text-style-name="P4" draw:layer="layout" svg:width="4.701cm" svg:height="0.962cm" svg:x="36.1cm" svg:y="4.7cm">
          <draw:text-box>
            <text:p>Y-Verzweigung</text:p>
          </draw:text-box>
        </draw:frame>
        <draw:frame draw:style-name="gr113" draw:text-style-name="P4" draw:layer="layout" svg:width="0.853cm" svg:height="1.362cm" svg:x="32.635cm" svg:y="4.6cm">
          <draw:text-box>
            <text:p>3</text:p>
          </draw:text-box>
        </draw:frame>
        <draw:custom-shape draw:style-name="gr105" draw:text-style-name="P8" draw:layer="layout" svg:width="1.5cm" svg:height="1.1cm" draw:transform="rotate (-3.11890337331387) translate (35.425cm 7.7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114" draw:text-style-name="P4" draw:layer="layout" svg:width="2.653cm" svg:height="0.962cm" svg:x="36.347cm" svg:y="6.738cm">
          <draw:text-box>
            <text:p>T-Stück</text:p>
          </draw:text-box>
        </draw:frame>
        <draw:frame draw:style-name="gr115" draw:text-style-name="P4" draw:layer="layout" svg:width="0.853cm" svg:height="0.962cm" svg:x="32.7cm" svg:y="7cm">
          <draw:text-box>
            <text:p>4</text:p>
          </draw:text-box>
        </draw:frame>
        <draw:custom-shape draw:style-name="gr116" draw:text-style-name="P8" draw:layer="layout" svg:width="1.2cm" svg:height="1.2cm" svg:x="34.2cm" svg:y="8.7cm">
          <text:p/>
          <draw:enhanced-geometry svg:viewBox="0 0 21600 21600" draw:glue-points="10800 0 0 10800 10800 21600 21600 10800" draw:text-areas="5400 5400 16200 16200" draw:type="diamond" draw:enhanced-path="M 10800 0 L 21600 10800 10800 21600 0 10800 10800 0 Z N"/>
        </draw:custom-shape>
        <draw:frame draw:style-name="gr117" draw:text-style-name="P4" draw:layer="layout" svg:width="3.986cm" svg:height="1.673cm" svg:x="36.4cm" svg:y="8.6cm">
          <draw:text-box>
            <text:p>Rückschlag-</text:p>
            <text:p>ventil</text:p>
          </draw:text-box>
        </draw:frame>
        <draw:frame draw:style-name="gr115" draw:text-style-name="P4" draw:layer="layout" svg:width="0.853cm" svg:height="0.962cm" svg:x="32.7cm" svg:y="8.838cm">
          <draw:text-box>
            <text:p>1</text:p>
          </draw:text-box>
        </draw:frame>
        <draw:custom-shape draw:style-name="gr118" draw:text-style-name="P8" draw:layer="layout" svg:width="1.4cm" svg:height="1.3cm" svg:x="34.4cm" svg:y="1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9" draw:text-style-name="P4" draw:layer="layout" svg:width="4.185cm" svg:height="0.962cm" svg:x="36.3cm" svg:y="13.538cm">
          <draw:text-box>
            <text:p>2-Wegeventil</text:p>
          </draw:text-box>
        </draw:frame>
        <draw:frame draw:style-name="gr115" draw:text-style-name="P4" draw:layer="layout" svg:width="0.853cm" svg:height="0.962cm" svg:x="32.8cm" svg:y="13.438cm">
          <draw:text-box>
            <text:p>8</text:p>
          </draw:text-box>
        </draw:frame>
        <draw:custom-shape draw:style-name="gr105" draw:text-style-name="P8" draw:layer="layout" svg:width="1.5cm" svg:height="1.1cm" draw:transform="rotate (-3.11890337331387) translate (17.787cm 7.766cm)">
          <text:p/>
          <draw:enhanced-geometry draw:mirror-horizontal="tru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line draw:style-name="gr120" draw:text-style-name="P9" draw:layer="layout" svg:x1="17.1cm" svg:y1="12.2cm" svg:x2="23.9cm" svg:y2="12.2cm">
          <text:p/>
        </draw:line>
        <draw:line draw:style-name="gr120" draw:text-style-name="P9" draw:layer="layout" svg:x1="23.8cm" svg:y1="12.2cm" svg:x2="23.8cm" svg:y2="20.2cm">
          <text:p/>
        </draw:line>
        <draw:frame draw:style-name="gr121" draw:text-style-name="P4" draw:layer="layout" svg:width="13.668cm" svg:height="5.228cm" svg:x="2cm" svg:y="2.8cm">
          <draw:text-box>
            <text:p>Lösung bei der die Bewässerung der</text:p>
            <text:p>Erdhochbeete direkt oder über die Kühlung der</text:p>
            <text:p>Fischtanks läuft.</text:p>
            <text:p>Der Umweg über die Sump-Pumpe sorgt</text:p>
            <text:p>dafür, dass die Bewässerungsschläuche</text:p>
            <text:p>den selben Druck haben, wie bei direkter</text:p>
            <text:p>Bewässerung</text:p>
          </draw:text-box>
        </draw:frame>
        <draw:line draw:style-name="gr120" draw:text-style-name="P9" draw:layer="layout" svg:x1="29.3cm" svg:y1="10.8cm" svg:x2="12.6cm" svg:y2="10.8cm">
          <text:p/>
        </draw:line>
        <draw:line draw:style-name="gr120" draw:text-style-name="P9" draw:layer="layout" svg:x1="12.5cm" svg:y1="10.9cm" svg:x2="12.5cm" svg:y2="13.8cm">
          <text:p/>
        </draw:line>
        <draw:frame draw:style-name="gr122" draw:text-style-name="P7" draw:layer="layout" svg:width="3.758cm" svg:height="2.147cm" svg:x="12.292cm" svg:y="9.4cm">
          <draw:text-box>
            <text:p><text:span text:style-name="T2">Direkte</text:span></text:p>
            <text:p><text:span text:style-name="T2">Bewässerung </text:span></text:p>
          </draw:text-box>
        </draw:frame>
        <draw:line draw:style-name="gr123" draw:text-style-name="P9" draw:layer="layout" svg:x1="20.2cm" svg:y1="12.5cm" svg:x2="22.2cm" svg:y2="12.5cm">
          <text:p/>
        </draw:line>
        <draw:line draw:style-name="gr123" draw:text-style-name="P9" draw:layer="layout" svg:x1="22.2cm" svg:y1="13.7cm" svg:x2="20.2cm" svg:y2="13.7cm">
          <text:p/>
        </draw:line>
        <draw:custom-shape draw:style-name="gr124" draw:text-style-name="P8" draw:layer="layout" svg:width="1.3cm" svg:height="1.4cm" draw:transform="rotate (0.785398163397448) translate (23.6cm 21.6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24" draw:text-style-name="P8" draw:layer="layout" svg:width="1.3cm" svg:height="1.4cm" draw:transform="rotate (0.785398163397448) translate (34.2cm 15.7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125" draw:text-style-name="P4" draw:layer="layout" svg:width="0.3cm" svg:height="1.162cm" svg:x="33.2cm" svg:y="15.7cm">
          <draw:text-box>
            <text:p>1</text:p>
          </draw:text-box>
        </draw:frame>
        <draw:frame draw:style-name="gr126" draw:text-style-name="P4" draw:layer="layout" svg:width="4.706cm" svg:height="1.673cm" svg:x="36.5cm" svg:y="15.527cm">
          <draw:text-box>
            <text:p>Wasserstands-</text:p>
            <text:p>messer</text:p>
          </draw:text-box>
        </draw:frame>
        <draw:custom-shape draw:style-name="gr105" draw:text-style-name="P8" draw:layer="layout" svg:width="1.5cm" svg:height="1.1cm" draw:transform="rotate (-3.11890337331387) translate (30.025cm 11.3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5" draw:text-style-name="P8" draw:layer="layout" svg:width="1.5cm" svg:height="1.1cm" draw:transform="rotate (0.0226892802759263) translate (16.299cm 11.734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18" draw:text-style-name="P8" draw:layer="layout" svg:width="1.4cm" svg:height="1.3cm" svg:x="28.6cm" svg:y="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8" draw:text-style-name="P8" draw:layer="layout" svg:width="1.4cm" svg:height="1.3cm" svg:x="26.9cm" svg:y="10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8" draw:text-style-name="P8" draw:layer="layout" svg:width="1.4cm" svg:height="1.3cm" svg:x="18.1cm" svg:y="1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8" draw:text-style-name="P8" draw:layer="layout" svg:width="1.4cm" svg:height="1.3cm" svg:x="16.3cm" svg:y="12.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8" draw:text-style-name="P8" draw:layer="layout" svg:width="1.4cm" svg:height="1.3cm" svg:x="24.7cm" svg:y="1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8" draw:text-style-name="P8" draw:layer="layout" svg:width="1.4cm" svg:height="1.3cm" svg:x="23.9cm" svg:y="13.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5" draw:text-style-name="P8" draw:layer="layout" svg:width="1.5cm" svg:height="1.1cm" draw:transform="rotate (-3.11890337331387) translate (26.5cm 14.766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18" draw:text-style-name="P8" draw:layer="layout" svg:width="1.4cm" svg:height="1.3cm" svg:x="24.8cm" svg:y="1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8" draw:text-style-name="P8" draw:layer="layout" svg:width="1.4cm" svg:height="1.3cm" svg:x="18.602cm" svg:y="19.7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text-style-name="P4" draw:layer="layout" svg:width="2.907cm" svg:height="0.962cm" svg:x="30.2cm" svg:y="9.4cm">
          <draw:text-box>
            <text:p>WQtoFT</text:p>
          </draw:text-box>
        </draw:frame>
        <draw:frame draw:style-name="gr127" draw:text-style-name="P4" draw:layer="layout" svg:width="3.008cm" svg:height="0.962cm" svg:x="25.492cm" svg:y="11.2cm">
          <draw:text-box>
            <text:p>WQtoHB</text:p>
          </draw:text-box>
        </draw:frame>
        <draw:frame draw:style-name="gr128" draw:text-style-name="P4" draw:layer="layout" svg:width="2.725cm" svg:height="0.962cm" svg:x="22.5cm" svg:y="14.338cm">
          <draw:text-box>
            <text:p>STtoHB</text:p>
          </draw:text-box>
        </draw:frame>
        <draw:frame draw:style-name="gr127" draw:text-style-name="P4" draw:layer="layout" svg:width="2.623cm" svg:height="0.962cm" svg:x="26.2cm" svg:y="13.1cm">
          <draw:text-box>
            <text:p>STtoFT</text:p>
          </draw:text-box>
        </draw:frame>
        <draw:frame draw:style-name="gr127" draw:text-style-name="P4" draw:layer="layout" svg:width="2.623cm" svg:height="0.962cm" svg:x="19.1cm" svg:y="11.2cm">
          <draw:text-box>
            <text:p>FTtoST</text:p>
          </draw:text-box>
        </draw:frame>
        <draw:frame draw:style-name="gr127" draw:text-style-name="P4" draw:layer="layout" svg:width="2.729cm" svg:height="0.962cm" svg:x="14.071cm" svg:y="12.838cm">
          <draw:text-box>
            <text:p>FTtoGB</text:p>
          </draw:text-box>
        </draw:frame>
        <draw:frame draw:style-name="gr127" draw:text-style-name="P4" draw:layer="layout" svg:width="1.277cm" svg:height="0.962cm" svg:x="25cm" svg:y="19.2cm">
          <draw:text-box>
            <text:p>V1</text:p>
          </draw:text-box>
        </draw:frame>
        <draw:frame draw:style-name="gr127" draw:text-style-name="P4" draw:layer="layout" svg:width="1.277cm" svg:height="0.962cm" svg:x="19.2cm" svg:y="18.9cm">
          <draw:text-box>
            <text:p>V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Gradient_20_4" draw:display-name="Gradient 4"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Hatching_20_1" draw:display-name="Hatching 1" draw:style="single" draw:color="#3465a4" draw:distance="0.02cm" draw:rotation="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24T21:56:31.654000000</meta:creation-date>
    <meta:editing-duration>PT1H38M9S</meta:editing-duration>
    <meta:editing-cycles>21</meta:editing-cycles>
    <meta:generator>LibreOffice/5.2.7.2$Linux_ARM_EABI LibreOffice_project/20m0$Build-2</meta:generator>
    <dc:date>2019-10-13T18:06:28.704130805</dc:date>
    <meta:document-statistic meta:object-count="170"/>
  </office:meta>
</office:document-meta>
</file>